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ill Sans MT" svg:font-family="'Gill Sans MT'"/>
    <style:font-face style:name="Helvetica1" svg:font-family="Helvetica"/>
    <style:font-face style:name="StarSymbol" svg:font-family="StarSymbol"/>
    <style:font-face style:name="Times New Roman1" svg:font-family="'Times New Roman'"/>
    <style:font-face style:name="Courier New" svg:font-family="'Courier New'" style:font-family-generic="modern" style:font-pitch="fixed"/>
    <style:font-face style:name="Times New Roman" svg:font-family="'Times New Roman'" style:font-adornments="Standard" style:font-family-generic="roman" style:font-pitch="variable"/>
    <style:font-face style:name="Helvetica" svg:font-family="Helvetica" style:font-adornments="Fett" style:font-family-generic="swiss" style:font-pitch="variable"/>
    <style:font-face style:name="Helvetica2" svg:font-family="Helvetica" style:font-adornments="Standard" style:font-family-generic="swiss" style:font-pitch="variable"/>
    <style:font-face style:name="Tahoma" svg:font-family="Tahoma" style:font-family-generic="system" style:font-pitch="variable"/>
  </office:font-face-decls>
  <office:automatic-styles>
    <style:style style:name="P1" style:family="paragraph" style:parent-style-name="Referenz">
      <style:text-properties style:font-name="Times New Roman" fo:font-size="8pt" fo:language="de" fo:country="DE" fo:background-color="transparent" style:font-size-asian="10.5pt"/>
    </style:style>
    <style:style style:name="P2" style:family="paragraph" style:parent-style-name="Referenz">
      <style:text-properties style:font-name="Times New Roman" fo:font-size="8pt" fo:language="de" fo:country="DE" officeooo:paragraph-rsid="001890a6" fo:background-color="transparent" style:font-size-asian="10.5pt"/>
    </style:style>
    <style:style style:name="P3" style:family="paragraph" style:parent-style-name="Referenz">
      <style:text-properties style:font-name="Times New Roman" fo:font-size="8pt" fo:background-color="transparent" style:font-size-asian="10.5pt"/>
    </style:style>
    <style:style style:name="P4" style:family="paragraph" style:parent-style-name="Standard">
      <style:text-properties style:font-name="Helvetica2" fo:font-size="10pt" fo:language="de" fo:country="DE" officeooo:rsid="0017411d" officeooo:paragraph-rsid="0017411d" style:font-size-asian="10.5pt"/>
    </style:style>
    <style:style style:name="P5" style:family="paragraph" style:parent-style-name="Standard">
      <style:text-properties style:font-name="Helvetica2" fo:font-size="10pt" fo:language="de" fo:country="DE" officeooo:rsid="0017bdc6" officeooo:paragraph-rsid="0017411d" style:font-size-asian="10.5pt"/>
    </style:style>
    <style:style style:name="P6" style:family="paragraph" style:parent-style-name="Standard">
      <style:text-properties style:font-name="Helvetica2" fo:font-size="10pt" fo:language="de" fo:country="DE" officeooo:rsid="0017bdc6" officeooo:paragraph-rsid="00222ead" style:font-size-asian="10.5pt"/>
    </style:style>
    <style:style style:name="P7" style:family="paragraph" style:parent-style-name="Standard">
      <style:text-properties officeooo:paragraph-rsid="0017bdc6"/>
    </style:style>
    <style:style style:name="P8" style:family="paragraph" style:parent-style-name="Standard">
      <style:text-properties officeooo:rsid="0017411d" officeooo:paragraph-rsid="0017411d"/>
    </style:style>
    <style:style style:name="P9" style:family="paragraph" style:parent-style-name="Standard">
      <style:text-properties officeooo:rsid="0017411d" officeooo:paragraph-rsid="0017bdc6"/>
    </style:style>
    <style:style style:name="P10" style:family="paragraph" style:parent-style-name="Standard">
      <style:text-properties officeooo:rsid="0017411d" officeooo:paragraph-rsid="001d05f3"/>
    </style:style>
    <style:style style:name="P11" style:family="paragraph" style:parent-style-name="Standard">
      <style:text-properties officeooo:rsid="0017411d" officeooo:paragraph-rsid="002059d2"/>
    </style:style>
    <style:style style:name="P12" style:family="paragraph" style:parent-style-name="Standard">
      <style:text-properties style:font-name="Times New Roman" fo:font-size="10pt" fo:language="de" fo:country="DE" officeooo:rsid="0017bdc6" officeooo:paragraph-rsid="00270827" style:font-size-asian="10.5pt"/>
    </style:style>
    <style:style style:name="P13" style:family="paragraph" style:parent-style-name="Standard">
      <style:text-properties officeooo:rsid="0017bdc6"/>
    </style:style>
    <style:style style:name="P14" style:family="paragraph" style:parent-style-name="Standard">
      <style:text-properties officeooo:rsid="0017bdc6" officeooo:paragraph-rsid="0017bdc6"/>
    </style:style>
    <style:style style:name="P15" style:family="paragraph" style:parent-style-name="Abstract">
      <style:text-properties style:font-name="Times New Roman" fo:font-size="12pt" fo:language="de" fo:country="DE" officeooo:paragraph-rsid="0017411d" style:font-size-asian="10.5pt"/>
    </style:style>
    <style:style style:name="P16" style:family="paragraph" style:parent-style-name="Absatz_20__28_folgende_29_">
      <style:text-properties officeooo:rsid="0017411d" officeooo:paragraph-rsid="0017411d"/>
    </style:style>
    <style:style style:name="P17" style:family="paragraph" style:parent-style-name="Absatz_20__28_folgende_29_">
      <style:text-properties officeooo:rsid="0017411d" officeooo:paragraph-rsid="001bdffb"/>
    </style:style>
    <style:style style:name="P18" style:family="paragraph" style:parent-style-name="Absatz_20__28_folgende_29_">
      <style:text-properties officeooo:paragraph-rsid="001a1b6a"/>
    </style:style>
    <style:style style:name="P19" style:family="paragraph" style:parent-style-name="Subtitle">
      <style:text-properties officeooo:rsid="0017411d" officeooo:paragraph-rsid="0019b9af"/>
    </style:style>
    <style:style style:name="P20" style:family="paragraph" style:parent-style-name="Sektion">
      <style:text-properties officeooo:rsid="0017411d" officeooo:paragraph-rsid="0017411d"/>
    </style:style>
    <style:style style:name="P21" style:family="paragraph" style:parent-style-name="Standard">
      <style:text-properties officeooo:rsid="001d05f3" officeooo:paragraph-rsid="001d05f3"/>
    </style:style>
    <style:style style:name="P22" style:family="paragraph" style:parent-style-name="Standard">
      <style:text-properties officeooo:rsid="002059d2" officeooo:paragraph-rsid="002059d2"/>
    </style:style>
    <style:style style:name="P23" style:family="paragraph" style:parent-style-name="Standard">
      <style:text-properties style:font-name="Times New Roman" fo:font-size="10pt" fo:language="de" fo:country="DE" officeooo:rsid="00270827" officeooo:paragraph-rsid="00270827" style:font-size-asian="10.5pt"/>
    </style:style>
    <style:style style:name="P24" style:family="paragraph" style:parent-style-name="Standard">
      <style:text-properties officeooo:paragraph-rsid="0017bdc6"/>
    </style:style>
    <style:style style:name="P25" style:family="paragraph" style:parent-style-name="Standard">
      <style:text-properties officeooo:rsid="0017bdc6" officeooo:paragraph-rsid="0017bdc6"/>
    </style:style>
    <style:style style:name="P26" style:family="paragraph" style:parent-style-name="Standard">
      <style:text-properties officeooo:rsid="0017bdc6" officeooo:paragraph-rsid="0027a593"/>
    </style:style>
    <style:style style:name="P27" style:family="paragraph" style:parent-style-name="Standard">
      <style:text-properties officeooo:paragraph-rsid="0027a593"/>
    </style:style>
    <style:style style:name="P28" style:family="paragraph" style:parent-style-name="Standard">
      <style:text-properties officeooo:paragraph-rsid="0027ae4e"/>
    </style:style>
    <style:style style:name="P29" style:family="paragraph" style:parent-style-name="Standard">
      <style:text-properties style:font-name="Helvetica2" fo:font-size="10pt" fo:language="de" fo:country="DE" officeooo:rsid="0017411d" officeooo:paragraph-rsid="0027ae4e" style:font-size-asian="10.5pt"/>
    </style:style>
    <style:style style:name="P30" style:family="paragraph" style:parent-style-name="Standard">
      <style:text-properties style:font-name="Helvetica2" fo:font-size="10pt" fo:language="de" fo:country="DE" officeooo:rsid="0017411d" officeooo:paragraph-rsid="002898f8" style:font-size-asian="10.5pt"/>
    </style:style>
    <style:style style:name="P31" style:family="paragraph" style:parent-style-name="Standard">
      <style:text-properties officeooo:paragraph-rsid="002898f8"/>
    </style:style>
    <style:style style:name="P32" style:family="paragraph" style:parent-style-name="Standard">
      <style:text-properties officeooo:rsid="00194963" officeooo:paragraph-rsid="002898f8"/>
    </style:style>
    <style:style style:name="P33" style:family="paragraph" style:parent-style-name="Standard">
      <style:text-properties officeooo:rsid="00194963" officeooo:paragraph-rsid="00194963"/>
    </style:style>
    <style:style style:name="P34" style:family="paragraph" style:parent-style-name="Absatz_20__28_folgende_29_">
      <style:text-properties fo:font-style="italic" officeooo:rsid="0017411d" officeooo:paragraph-rsid="001a1b6a" style:font-style-asian="italic" style:font-style-complex="italic"/>
    </style:style>
    <style:style style:name="P35" style:family="paragraph" style:parent-style-name="Absatz_20__28_folgende_29_">
      <style:paragraph-properties fo:margin-left="0cm" fo:margin-right="8.999cm" fo:text-indent="0cm" style:auto-text-indent="false"/>
      <style:text-properties officeooo:paragraph-rsid="002898f8"/>
    </style:style>
    <style:style style:name="P36" style:family="paragraph" style:parent-style-name="Absatz_20__28_folgende_29_">
      <style:paragraph-properties fo:margin-left="0cm" fo:margin-right="8.999cm" fo:text-indent="0cm" style:auto-text-indent="false"/>
      <style:text-properties officeooo:paragraph-rsid="002a282b"/>
    </style:style>
    <style:style style:name="P37" style:family="paragraph" style:parent-style-name="Absatz_20__28_folgende_29_">
      <style:paragraph-properties fo:margin-left="0cm" fo:margin-right="8.999cm" fo:text-indent="0cm" style:auto-text-indent="false"/>
      <style:text-properties officeooo:paragraph-rsid="002b83df"/>
    </style:style>
    <style:style style:name="P38" style:family="paragraph" style:parent-style-name="Absatz_20__28_folgende_29_">
      <style:paragraph-properties fo:margin-left="0cm" fo:margin-right="8.999cm" fo:text-indent="0cm" style:auto-text-indent="false"/>
      <style:text-properties style:font-name="Helvetica2" fo:font-size="10pt" fo:language="de" fo:country="DE" officeooo:rsid="002a282b" officeooo:paragraph-rsid="002b83df" style:font-size-asian="10.5pt"/>
    </style:style>
    <style:style style:name="P39" style:family="paragraph" style:parent-style-name="Absatz_20__28_folgende_29_">
      <style:paragraph-properties fo:margin-left="0cm" fo:margin-right="8.999cm" fo:text-indent="0cm" style:auto-text-indent="false"/>
      <style:text-properties style:font-name="Times New Roman" fo:font-size="10pt" fo:language="de" fo:country="DE" officeooo:rsid="002b83df" officeooo:paragraph-rsid="002b83df" style:font-size-asian="10.5pt"/>
    </style:style>
    <style:style style:name="P40" style:family="paragraph" style:parent-style-name="Absatz_20__28_erster_29_">
      <style:text-properties officeooo:paragraph-rsid="002898f8"/>
    </style:style>
    <style:style style:name="P41" style:family="paragraph" style:parent-style-name="Title" style:master-page-name="Standard">
      <style:paragraph-properties style:page-number="auto"/>
      <style:text-properties officeooo:rsid="0017411d" officeooo:paragraph-rsid="0017411d"/>
    </style:style>
    <style:style style:name="P42" style:family="paragraph" style:parent-style-name="Sektion">
      <style:text-properties officeooo:rsid="001bdffb" officeooo:paragraph-rsid="001bdffb"/>
    </style:style>
    <style:style style:name="T1" style:family="text">
      <style:text-properties style:font-name="Times New Roman" fo:font-size="8pt" fo:language="de" fo:country="DE" fo:background-color="transparent" style:font-size-asian="10.5pt"/>
    </style:style>
    <style:style style:name="T2" style:family="text">
      <style:text-properties style:font-name="Times New Roman" fo:font-size="8pt" fo:language="de" fo:country="DE" officeooo:rsid="001890a6" fo:background-color="transparent" style:font-size-asian="10.5pt"/>
    </style:style>
    <style:style style:name="T3" style:family="text">
      <style:text-properties fo:font-style="italic" officeooo:rsid="0017411d" style:font-style-asian="italic" style:font-style-complex="italic"/>
    </style:style>
    <style:style style:name="T4" style:family="text">
      <style:text-properties fo:font-style="italic" officeooo:rsid="00194963" style:font-style-asian="italic" style:font-style-complex="italic"/>
    </style:style>
    <style:style style:name="T5" style:family="text">
      <style:text-properties fo:font-style="italic" officeooo:rsid="001a1b6a" style:font-style-asian="italic" style:font-style-complex="italic"/>
    </style:style>
    <style:style style:name="T6" style:family="text">
      <style:text-properties officeooo:rsid="0017411d"/>
    </style:style>
    <style:style style:name="T7" style:family="text">
      <style:text-properties fo:font-style="normal" officeooo:rsid="0017411d" style:font-style-asian="normal" style:font-style-complex="normal"/>
    </style:style>
    <style:style style:name="T8" style:family="text">
      <style:text-properties fo:font-style="normal" officeooo:rsid="001a1b6a" style:font-style-asian="normal" style:font-style-complex="normal"/>
    </style:style>
    <style:style style:name="T9" style:family="text">
      <style:text-properties fo:font-style="normal" officeooo:rsid="001bdffb" style:font-style-asian="normal" style:font-style-complex="normal"/>
    </style:style>
    <style:style style:name="T10" style:family="text">
      <style:text-properties fo:font-style="normal" officeooo:rsid="001d05f3" style:font-style-asian="normal" style:font-style-complex="normal"/>
    </style:style>
    <style:style style:name="T11" style:family="text">
      <style:text-properties officeooo:rsid="0017bdc6"/>
    </style:style>
    <style:style style:name="T12" style:family="text">
      <style:text-properties officeooo:rsid="001890a6"/>
    </style:style>
    <style:style style:name="T13" style:family="text">
      <style:text-properties fo:color="#ff0000"/>
    </style:style>
    <style:style style:name="T14" style:family="text">
      <style:text-properties fo:color="#ff0000" fo:language="de" fo:country="DE"/>
    </style:style>
    <style:style style:name="T15" style:family="text">
      <style:text-properties fo:color="#ff0000" style:font-name="Times New Roman" fo:font-size="8pt" fo:language="de" fo:country="DE" fo:background-color="transparent" style:font-size-asian="10.5pt"/>
    </style:style>
    <style:style style:name="T16" style:family="text">
      <style:text-properties officeooo:rsid="00194963"/>
    </style:style>
    <style:style style:name="T17" style:family="text">
      <style:text-properties officeooo:rsid="0019b9af"/>
    </style:style>
    <style:style style:name="T18" style:family="text">
      <style:text-properties officeooo:rsid="001a1b6a"/>
    </style:style>
    <style:style style:name="T19" style:family="text">
      <style:text-properties officeooo:rsid="001bdffb"/>
    </style:style>
    <style:style style:name="T20" style:family="text">
      <style:text-properties officeooo:rsid="001d05f3"/>
    </style:style>
    <style:style style:name="T21" style:family="text">
      <style:text-properties officeooo:rsid="001e648b"/>
    </style:style>
    <style:style style:name="T22" style:family="text">
      <style:text-properties officeooo:rsid="001f49b5"/>
    </style:style>
    <style:style style:name="T23" style:family="text">
      <style:text-properties officeooo:rsid="002059d2"/>
    </style:style>
    <style:style style:name="T24" style:family="text">
      <style:text-properties officeooo:rsid="00222ead"/>
    </style:style>
    <style:style style:name="T25" style:family="text">
      <style:text-properties officeooo:rsid="0022ff85"/>
    </style:style>
    <style:style style:name="T26" style:family="text">
      <style:text-properties officeooo:rsid="0024b5f6"/>
    </style:style>
    <style:style style:name="T27" style:family="text">
      <style:text-properties officeooo:rsid="00260b5a"/>
    </style:style>
    <style:style style:name="T28" style:family="text">
      <style:text-properties officeooo:rsid="0026ead9"/>
    </style:style>
    <style:style style:name="T29" style:family="text">
      <style:text-properties officeooo:rsid="00270827"/>
    </style:style>
    <style:style style:name="T30" style:family="text">
      <style:text-properties officeooo:rsid="0027a0c0"/>
    </style:style>
    <style:style style:name="T31" style:family="text">
      <style:text-properties officeooo:rsid="0027a593"/>
    </style:style>
    <style:style style:name="T32" style:family="text">
      <style:text-properties officeooo:rsid="0027ae4e"/>
    </style:style>
    <style:style style:name="T33" style:family="text">
      <style:text-properties officeooo:rsid="002898f8"/>
    </style:style>
    <style:style style:name="T34" style:family="text">
      <style:text-properties officeooo:rsid="002a282b"/>
    </style:style>
    <style:style style:name="T35" style:family="text">
      <style:text-properties officeooo:rsid="002b83df"/>
    </style:style>
    <style:style style:name="T36"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Tim Bourguignon" text:name="Autor"/>
        <text:user-field-decl office:value-type="string" office:string-value="Dynamisch und gefährlich?" text:name="Titel"/>
        <text:user-field-decl office:value-type="string" office:string-value="0.1" text:name="Version"/>
        <text:user-field-decl office:value-type="string" office:string-value="C# Dynamics in freier Wildbahn" text:name="Untertitel"/>
      </text:user-field-decls>
      <text:p text:style-name="P41">You've been PhoneGapped <text:span text:style-name="T17">(Teil 1)</text:span></text:p>
      <text:p text:style-name="P19"><text:span text:style-name="T17">Framework Entscheidungen, </text:span><text:span text:style-name="T18">Priorisierung</text:span><text:span text:style-name="T17"> &amp; </text:span><text:span text:style-name="T18">Prokrastination ; e</text:span><text:span text:style-name="T17">in </text:span>Erfahrungsbericht.</text:p>
      <text:p text:style-name="Text_20_body">von <text:span text:style-name="Name"><text:user-field-get text:name="Autor">Tim Bourguignon</text:user-field-get></text:span></text:p>
      <text:p text:style-name="P15"><text:span text:style-name="T6">Mann hat manchmal komische Ideen, wie zum Beispiel eine Mobile Applikation zu schreiben, in eine Technologie dass man nicht meistert nur um sich danach denken zu können „</text:span><text:span text:style-name="T3">tja ging doch“</text:span><text:span text:style-name="T6">! In diesen Fall handelt es sich um eine Mobile Applikation mit PhoneGap... und dies ist mein Erfahrungsbericht.</text:span></text:p>
      <text:p text:style-name="P16"/>
      <text:p text:style-name="P18"><text:span text:style-name="T6">Es hat alles relativ Harmlos angefangen: ein Kollege hat einen Neuen Smartphone gekauft und ist auf die Idee gekommen eine App für unsere Jährliche Konferenz zu </text:span><text:span text:style-name="T19">basteln</text:span><text:span text:style-name="T6"> </text:span><text:span text:style-name="T19">(und ein Artikel dazu zu schreiben</text:span><text:span text:style-name="T6"> [1]</text:span><text:span text:style-name="T19">)</text:span><text:span text:style-name="T6">. Sein Smartphone ist aber ein Android und in meine </text:span><text:span text:style-name="T18">Hosent</text:span><text:span text:style-name="T6">asche </text:span><text:span text:style-name="T18">regiert</text:span><text:span text:style-name="T6"> ein iPhone, </text:span><text:span text:style-name="T19">Problem</text:span><text:span text:style-name="T6">. </text:span><text:span text:style-name="T18">W</text:span><text:span text:style-name="T6">ie jede gute</text:span><text:span text:style-name="T18">s</text:span><text:span text:style-name="T6"> „Techie“ habe ich mich gedacht „</text:span><text:span text:style-name="T3">so eine App hätte ich auch gerne“, </text:span><text:span text:style-name="T7">und </text:span><text:span text:style-name="T8">wie jede gutes</text:span><text:span text:style-name="T7"> Entwickler habe</text:span><text:span text:style-name="T8">n meine </text:span><text:span text:style-name="T7">Grau</text:span><text:span text:style-name="T8">-Z</text:span><text:span text:style-name="T7">ellen sofort geantwortet: </text:span><text:span text:style-name="T3">„vielleicht kann ich </text:span><text:span text:style-name="T5">es </text:span><text:span text:style-name="T3">selber schreiben?“</text:span><text:span text:style-name="T7"> … </text:span><text:span text:style-name="T10">so was</text:span><text:span text:style-name="T9"> ist jeder von uns schon mal passiert, oder?</text:span></text:p>
      <text:p text:style-name="P34"/>
      <text:p text:style-name="P18"><text:span text:style-name="T6">Leider bin ich kein Apple Benutzer und habe noch nie die Finger im </text:span><text:span text:style-name="T20">Objective-C</text:span><text:span text:style-name="T6"> reingesteckt. Was ich aber halbwegs </text:span><text:span text:style-name="T19">gut </text:span><text:span text:style-name="T6">kann ist </text:span><text:span text:style-name="T20">Webentwicklung</text:span><text:span text:style-name="T6"> </text:span><text:span text:style-name="T18">und wie Werner Eberling in der </text:span><text:span text:style-name="T20">Kaffee Klatsch</text:span><text:span text:style-name="T18"> [2] schon erklärt hat, ist PhoneGap mit JQueryMobile ein Kinderspiel. Ich habe mich also entschieden </text:span><text:span text:style-name="T6">PhoneGap auszuprobieren </text:span><text:span text:style-name="T18">und so eine App zu schreiben</text:span><text:span text:style-name="T6">!</text:span></text:p>
      <text:p text:style-name="P42">Was soll es tun?</text:p>
      <text:p text:style-name="P17"><text:span text:style-name="T19">Dieses App sollte Erstmal einfach die Konferenz unterstützen, die Vorträge, Referenten und Zeitplan Information darstellen. Also rein ein Datendarstellungsprogramm sein. Es sollte „out-of-the-</text:span><text:soft-page-break/><text:span text:style-name="T19">box“ Offline funktionieren aber auch sich neue Daten holen können. Ein paar andere Features wie Push-Notifications und Twitter Unterstützung sind noch auf der Liste, aber werden erst abgearbeitet wann der Rest fertig ist. Grundsätzlich sollte es kein Verzauberung sein.</text:span></text:p>
      <text:p text:style-name="P20">PhoneGap?</text:p>
      <text:p text:style-name="P10"><text:span text:style-name="T20">PhoneGap würde schon in Details in der Kaffee-Klatsch beschrieben [</text:span><text:span text:style-name="T22">2</text:span><text:span text:style-name="T20">], ich werde also nicht zu viel darüber Quatschen. Das wenigstens was man wissen soll ist das es </text:span>ist ein HTML5 basierte Framework um Cross-Plattform Mobile Apps zu implementieren <text:span text:style-name="T20">(HTML5 → Native App)</text:span>. </text:p>
      <text:p text:style-name="P10"/>
      <text:p text:style-name="P10"><text:span text:style-name="T20">1) </text:span>Mann schreibt eine Mini-Native Applikation, pro Plattform dass man ansprechen will. <text:span text:style-name="T20">D</text:span>iese Native-Applikationen starten <text:span text:style-name="T20">ein WebView die dient als Host für eine </text:span>WebApplikation.</text:p>
      <text:p text:style-name="P10"><text:span text:style-name="T20">2) Diese WebApplikation s</text:span>chreibt <text:span text:style-name="T20">man</text:span> in HTML5 anhand "Standard" WebEntwicklungstools <text:span text:style-name="T20">und t</text:span>heoretisch <text:span text:style-name="T20">sollte diese Web</text:span>Applikation nur ein mal <text:span text:style-name="T20">geschrieben werden</text:span>.</text:p>
      <text:p text:style-name="P21"/>
      <text:p text:style-name="P10"><text:span text:style-name="T20">Am Ende der Pipeline bekommt man aber </text:span>eine Native-App die in jedes AppStore Akzeptiert wird.</text:p>
      <text:p text:style-name="P8"/>
      <text:p text:style-name="P8">Begriff-Salat</text:p>
      <text:p text:style-name="P8"/>
      <text:p text:style-name="P8">Eines müssen wir <text:span text:style-name="T20">aber trotsdem </text:span>klären: was "PhoneGap" wirklich <text:span text:style-name="T20">repräsentiert</text:span>.</text:p>
      <text:p text:style-name="P8"/>
      <text:p text:style-name="P11">PhoneGap würde in 2009 bei der Firma Nitobi [<text:span text:style-name="T21">3</text:span>] produziert. Kurz danach würde es bei Adobe Systems gebaut und unter der Apache Foundation gelegt. Einmal würde es in "Apache Callback" umbenannt was danach "Apache Cordova"[3] geworden ist. Adobe hat aber der "PhoneGap" Name für sich behalten und produziert ein Cordova-basierte BuildSystem für Cordova Applikationen unter der name PhoneGap [4]. </text:p>
      <text:p text:style-name="P11"/>
      <text:p text:style-name="P11">PhoneGap ist also ein Oberbegriff für Cordova &amp; PhoneGap was die Suche auf Internet natürlich nicht einfacher macht. </text:p>
      <text:p text:style-name="P11"/>
      <text:p text:style-name="P11"><text:span text:style-name="T23">Um das Problem noch weiter zu vertiefen kann man mit </text:span>Telerik's Icenium [5] arbeiten, was auch Cordova basiert ist. <text:span text:style-name="T23">Da</text:span> würde man ggf. "PhoneGap", "Cordova" &amp; "Icenium" begriffe auf Internet Suchen müssen...</text:p>
      <text:p text:style-name="P22"><text:soft-page-break/>Naja, für dieses Artikel ist es alles „PhoneGap“.</text:p>
      <text:p text:style-name="P8"/>
      <text:p text:style-name="P6">Unseren Beispiel</text:p>
      <text:p text:style-name="P6"/>
      <text:p text:style-name="P12"><text:span text:style-name="T24">In u</text:span>nserem App geht <text:span text:style-name="T25">es </text:span>um Datendarstellung. Die App funktioniert Offline, die Daten sind <text:span text:style-name="T26">relativ</text:span> <text:span text:style-name="T27">f</text:span>est. <text:span text:style-name="T28">Wir</text:span> verwende also keine Camera, Gyroscope, GPS <text:span text:style-name="T29">oder Speicher Mechanismen </text:span>von <text:span text:style-name="T29">der </text:span>PhoneGap <text:span text:style-name="T29">API</text:span>.</text:p>
      <text:p text:style-name="P23"/>
      <text:p text:style-name="P23">Als Speicher Mechanismen werden wir das HTML5 LocalStorage [5] verwenden. AJAX Requests [6] sind standard Web Kommunikation Mittelwegs, also von PhoneGap werden wir nur der HTML5 → Native Schale verwenden. Ein bleibt uns aber: der UI-Kampf.</text:p>
      <text:p text:style-name="P8"/>
      <text:p text:style-name="P5">„Nur“ ein Mal Schieben?</text:p>
      <text:p text:style-name="P8"/>
      <text:p text:style-name="P7"><text:span text:style-name="T6">Nicht so lange her hieß es dass wenn </text:span><text:span text:style-name="T11">Mann</text:span><text:span text:style-name="T6"> eine App implementieren wollte, müsste man sich stark an der Design Regeln der Plat</text:span><text:span text:style-name="T11">t</text:span><text:span text:style-name="T6">form halten. Dies hätte als </text:span><text:span text:style-name="T11">Auswirkung</text:span><text:span text:style-name="T6"> gehabt dass </text:span><text:span text:style-name="T11">Mann</text:span><text:span text:style-name="T6"> eine UI Pro </text:span><text:span text:style-name="T11">Plattform</text:span><text:span text:style-name="T6"> produzieren müsste ; was PhoneGap </text:span><text:span text:style-name="T11">dann</text:span><text:span text:style-name="T6"> </text:span><text:span text:style-name="T11">deutlich </text:span><text:span text:style-name="T6">weniger interessant mach</text:span><text:span text:style-name="T11">en Würde</text:span><text:span text:style-name="T6">.</text:span></text:p>
      <text:p text:style-name="P9"/>
      <text:p text:style-name="P7"><text:span text:style-name="T6">Die Trends gehen Heutzutage mehr </text:span><text:span text:style-name="T11">Richtung</text:span><text:span text:style-name="T6"> "Branding</text:span><text:span text:style-name="T11">-Design</text:span><text:span text:style-name="T6">", </text:span><text:span text:style-name="T11">nämlich</text:span><text:span text:style-name="T6"> eine Einheitliches Cross</text:span><text:span text:style-name="T11">-</text:span><text:span text:style-name="T6">Pla</text:span><text:span text:style-name="T11">t</text:span><text:span text:style-name="T6">tform Design der Ihre Organisation oder Produkt spiegelt </text:span><text:span text:style-name="T11">und Weniger nach </text:span><text:span text:style-name="T29">z.B.</text:span><text:span text:style-name="T11"> iOS </text:span><text:span text:style-name="T29">&amp;</text:span><text:span text:style-name="T11"> Android aussieht</text:span><text:span text:style-name="T6">. </text:span></text:p>
      <text:p text:style-name="P9"/>
      <text:p text:style-name="P7"><text:span text:style-name="T6">Natürlich </text:span><text:span text:style-name="T11">muss</text:span><text:span text:style-name="T6"> man sich an manche </text:span><text:span text:style-name="T11">Navigation oder Darstellungs-</text:span><text:span text:style-name="T6">Regeln halten </text:span><text:span text:style-name="T11">aber mit ein bisschen Mühe kann Mann</text:span><text:span text:style-name="T6"> </text:span><text:span text:style-name="T11">eine Relativ </text:span><text:span text:style-name="T29">Einheitliches</text:span><text:span text:style-name="T11"> UI produzieren und die nur Einmal Schreiben.</text:span></text:p>
      <text:p text:style-name="P4"/>
      <text:p text:style-name="P4">Willkommen im Far<text:span text:style-name="T30">-</text:span>West</text:p>
      <text:p text:style-name="P8"/>
      <text:p text:style-name="P7"><text:span text:style-name="T11">Wer PhoneGap </text:span><text:span text:style-name="T31">und mehr als ein Plattform</text:span><text:span text:style-name="T11"> angreifen will muss e</text:span><text:span text:style-name="T31">ins</text:span><text:span text:style-name="T11"> aber klar sein: es handelt sich um Web</text:span><text:span text:style-name="T30">-</text:span><text:span text:style-name="T11">Entwicklung mit eine Unendliche Palette an Ziel Gerät. </text:span><text:span text:style-name="T6">Da wo iOS </text:span><text:span text:style-name="T11">Entwickler</text:span><text:span text:style-name="T6"> sich auf </text:span><text:span text:style-name="T31">zwei</text:span><text:span text:style-name="T6"> </text:span><text:span text:style-name="T11">Bildschirmauflösungen</text:span><text:span text:style-name="T6"> und eine Handvoll </text:span><text:span text:style-name="T11">G</text:span><text:span text:style-name="T6">erät Konzentrieren können, landet man mit PhoneGap in der Mobile D</text:span><text:span text:style-name="T11">s</text:span><text:span text:style-name="T6">chungel was massive Design </text:span><text:span text:style-name="T11">A</text:span><text:span text:style-name="T6">uswirkungen </text:span><text:span text:style-name="T11">hat</text:span><text:span text:style-name="T6">. Ohne „Responsive Framework“ empfehle ich </text:span><text:span text:style-name="T11">zum Beispiel gar </text:span><text:span text:style-name="T6">nicht zu </text:span><text:span text:style-name="T11">starten</text:span><text:span text:style-name="T6">.</text:span></text:p>
      <text:p text:style-name="P7"><text:span text:style-name="T6"/></text:p>
      <text:p text:style-name="P14">Neben der Bildschirmauflösungen wird hat Mann mit unterschiedliche Prozess-Kapazität, was die <text:soft-page-break/>Performances in der Fall von z.B. CSS <text:span text:style-name="T31">Transformationen</text:span> Massiv <text:span text:style-name="T31">Auswirkungen hat</text:span>.</text:p>
      <text:p text:style-name="P14"/>
      <text:p text:style-name="P26"><text:span text:style-name="T31">Natürlich sind die Native-Container Applikationen auch zu tweaken um ein einheitliches design zu erreichen. Und noch weiter, die Browsers (die der WebView hosten) von den verschiedene Plattformen haben kleine aber Feine Unterschiede die uns das Leben schwerer machen wollen... </text:span></text:p>
      <text:p text:style-name="P26"><text:span text:style-name="T31"/></text:p>
      <text:p text:style-name="P26"><text:span text:style-name="T31">Wie gesagt, den Far-West.</text:span></text:p>
      <text:p text:style-name="P8"/>
      <text:p text:style-name="P4">UI Framework</text:p>
      <text:p text:style-name="P13"/>
      <text:p text:style-name="P7"><text:span text:style-name="T11">Weil es so viele Unknowns in das Projekt schon gab habe ich mich von Anfang an nur Mobile Gerät als ZielPlattforms gesetzt ; und zwar nur Handys, nicht mal Tablets. </text:span><text:span text:style-name="T31">Meine Form-Factor Mustern sind die von den <text:s/>iPhones und ich versuche damit 80% den Handys zu erreichen.</text:span><text:span text:style-name="T11"> Ich habe mich also gegen eine Volle Responsive Lösung entschieden und </text:span><text:span text:style-name="T12">habe </text:span><text:span text:style-name="T11">relativ schnell eine erste Version auf JqueryMobile </text:span><text:span text:style-name="T16">(JQM) [6]</text:span><text:span text:style-name="T11"> Aufgebaut.</text:span></text:p>
      <text:p text:style-name="P14"/>
      <text:p text:style-name="P27"><text:span text:style-name="T11">Diese Erste Version habe ich 100% auf meinem Desktop </text:span><text:span text:style-name="T31">Rechner</text:span><text:span text:style-name="T11"> gebaut, in Chrome mit ein Plugin wie</text:span><text:span text:style-name="T12"> der Ripple Emulator [4]</text:span><text:span text:style-name="T11"> </text:span><text:span text:style-name="T12">oder der </text:span><text:span text:style-name="T11">„Mobile/RDW Tester“ </text:span><text:span text:style-name="T12">[5]. </text:span><text:span text:style-name="T16">Alles ging gut, es war schnell und schön. </text:span><text:span text:style-name="T31">Alles in eine HTML Seite aufgebaut mit X „divs“ als JQM Seite drin enthalten. Die Transitionen waren chic und der Design war ok für ein Erstes Entwürf.</text:span></text:p>
      <text:p text:style-name="P27"><text:span text:style-name="T31"/></text:p>
      <text:p text:style-name="P28"><text:span text:style-name="T31">U</text:span><text:span text:style-name="T16">nd dann habe ich versucht meine App auf einen Android Handy auszurollen. Das Handy </text:span><text:span text:style-name="T31">war</text:span><text:span text:style-name="T16"> Alt, l</text:span><text:span text:style-name="T31">ief</text:span><text:span text:style-name="T16"> mit Android 2.3... und meine App war Unbedienbar. </text:span></text:p>
      <text:p text:style-name="P28"><text:span text:style-name="T16"/></text:p>
      <text:p text:style-name="P28"><text:span text:style-name="T32">Ganz verzweifelt habe ich es auf ein Entry-Level Windows Phone 8 Handy ausgerollt... mit eine Ähnliche Ergebnisse...</text:span></text:p>
      <text:p text:style-name="P28"><text:span text:style-name="T32"/></text:p>
      <text:p text:style-name="P31"><text:span text:style-name="T33">Ich hatte PhoneGap als „Relativ-langsam“ erwartet, aber so langsam auch nicht. Da hatte ich sicherlich was falsches gemacht.</text:span></text:p>
      <text:p text:style-name="P28"><text:span text:style-name="T16"/></text:p>
      <text:p text:style-name="P29">Zurück zum DesignBoard</text:p>
      <text:p text:style-name="Standard"/>
      <text:p text:style-name="P31"><text:span text:style-name="T32">Ein paar Abend lang habe ich auf Internet gesucht was da die Erfahrung andere Entwicklern ist. E</text:span><text:span text:style-name="T16">s gibt ungefähr so viele Ahnungen wie Autoren und es geht </text:span><text:soft-page-break/><text:span text:style-name="T16">von </text:span><text:span text:style-name="T4">„PhoneGap mit JQM? Nie und Niemals“</text:span><text:span text:style-name="T16"> zum </text:span><text:span text:style-name="T4">„PhoneGap mit JQM, geil wenn Mann weiß wie“</text:span><text:span text:style-name="T16">. </text:span></text:p>
      <text:p text:style-name="P31"><text:span text:style-name="T16"/></text:p>
      <text:p text:style-name="P33">Kurz habe ich andere Frameworks probiert wie Topcoat [7] und Zepto [8], bin aber schnell an andere Grenzen gestoßen und habe mich entschieden <text:span text:style-name="T33">zurück zu JQM zu kehren und die Problemen davon besser zu untersuchen.</text:span></text:p>
      <text:p text:style-name="P33"><text:span text:style-name="T33"/></text:p>
      <text:p text:style-name="P30"><text:span text:style-name="T34">CodeWord </text:span>Beschleunigen</text:p>
      <text:p text:style-name="P32"><text:span text:style-name="T33"/></text:p>
      <text:p text:style-name="P31"><text:span text:style-name="T33">Wenn ihr für „JQueryMobile Performance“ auf Google sucht sind mehr als 50% der Erste Treffer mit PhoneGap verbunden.</text:span></text:p>
      <text:p text:style-name="P31"><text:span text:style-name="T33"/></text:p>
      <text:p text:style-name="P31"><text:span text:style-name="T33">- Size of the DOM </text:span><text:span text:style-name="T34">(li → 4 stufiges li/div/div/a)</text:span></text:p>
      <text:p text:style-name="P40"><text:span text:style-name="T33">- 300ms delay on click events </text:span><text:span text:style-name="T34">(use tap instead)</text:span></text:p>
      <text:p text:style-name="P36"><text:span text:style-name="T33">- Page Caching (pre-fetching)</text:span></text:p>
      <text:p text:style-name="P35"><text:span text:style-name="T33">- JQuery Selectors </text:span><text:span text:style-name="T34">(cache them, pull by id and context)</text:span></text:p>
      <text:p text:style-name="P36"><text:span text:style-name="T34">- for instead of each (</text:span><text:a xlink:type="simple" xlink:href="http://net.tutsplus.com/tutorials/javascript-ajax/10-ways-to-instantly-increase-your-jquery-performance/"><text:span text:style-name="T34">http://net.tutsplus.com/tutorials/javascript-ajax/10-ways-to-instantly-increase-your-jquery-performance/</text:span></text:a><text:span text:style-name="T34"> )</text:span></text:p>
      <text:p text:style-name="P37"><text:span text:style-name="T35">- prevent default</text:span></text:p>
      <text:p text:style-name="P37"><text:span text:style-name="T35">- return false</text:span></text:p>
      <text:p text:style-name="P37"><text:span text:style-name="T35"/></text:p>
      <text:p text:style-name="P38">Conclusion</text:p>
      <text:p text:style-name="P38"/>
      <text:p text:style-name="P39">Trotzt das Ganze hin und her, der Kampf mit JQM etc. sind die Performances akzeptabel geworden...</text:p>
      <text:p text:style-name="Referenzen">Referenzen</text:p>
      <text:p text:style-name="Referenz"><text:span text:style-name="T1">[1] „</text:span><text:span text:style-name="T1">C#4 and the dynamic keyword whirlwind Tour around .NET 4 (and Visual Studio 2010) Beta 1</text:span><text:span text:style-name="T1">“ </text:span><text:span text:style-name="T1">Scott Hanselman </text:span><text:a xlink:type="simple" xlink:href="http://www.hanselman.com/blog/C4AndTheDynamicKeywordWhirlwindTourAroundNET4AndVisualStudio2010Beta1.aspx"><text:span text:style-name="T1">http://www.hanselman.com/blog/C4AndTheDynamicKeywordWhirlwindTourAroundNET4AndVisualStudio2010Beta1.aspx</text:span></text:a></text:p>
      <text:p text:style-name="P1">[2] DuckTyping <text:a xlink:type="simple" xlink:href="http://de.wikipedia.org/wiki/Duck_Typing">http://de.wikipedia.org/wiki/Duck_Typing</text:a></text:p>
      <text:p text:style-name="P1">[3] IntelliSense definition <text:a xlink:type="simple" xlink:href="http://en.wikipedia.org/wiki/Intelli-sense">http://en.wikipedia.org/wiki/Intelli-sense</text:a></text:p>
      <text:p text:style-name="Referenz"><text:span text:style-name="T1">[4] </text:span><text:span text:style-name="T2">Ripple Emulator Chrome Plugin</text:span><text:span text:style-name="T1"> </text:span><text:a xlink:type="simple" xlink:href="https://chrome.google.com/webstore/detail/ripple-emulator-beta/geelfhphabnejjhdalkjhgipohgpdnoc?hl=en">https://chrome.google.com/webstore/detail/ripple-emulator-beta/geelfhphabnejjhdalkjhgipohgpdnoc?hl=en</text:a> </text:p>
      <text:p text:style-name="P2">[5] <text:span text:style-name="T12">Mobile/RDW Tester <text:s/></text:span><text:a xlink:type="simple" xlink:href="https://chrome.google.com/webstore/detail/mobilerwd-tester/elmekokodcohlommfikpmojheggnbelo"><text:span text:style-name="T12">https://chrome.google.com/webstore/detail/mobilerwd-tester/elmekokodcohlommfikpmojheggnbelo</text:span></text:a></text:p>
      <text:p text:style-name="P1">[6<text:span text:style-name="T13">] Asp.Net MVC Homepage </text:span><text:a xlink:type="simple" xlink:href="http://www.asp.net/mvc">http://www.asp.net/mvc</text:a></text:p>
      <text:p text:style-name="P1"><text:span text:style-name="T13">[7] NancyFx Homepage </text:span><text:a xlink:type="simple" xlink:href="http://nancyfx.org/">http://nancyfx.org/</text:a></text:p>
      <text:p text:style-name="P1"><text:span text:style-name="T13">[8] Simple.Data Repository </text:span><text:a xlink:type="simple" xlink:href="https://github.com/markrendle/Simple.Data">https://github.com/markrendle/Simple.Data</text:a></text:p>
      <text:p text:style-name="P1"><text:span text:style-name="T13">[9] Oak haupt Repository </text:span><text:a xlink:type="simple" xlink:href="http://amirrajan.github.io/Oak/">http://amirrajan.github.io/Oak/</text:a></text:p>
      <text:p text:style-name="P1"><text:span text:style-name="T13">[10] „Dynamics in C#4.0: Introducing the ExpandoObject“ Alexandra Rusina </text:span><text:a xlink:type="simple" xlink:href="http://blogs.msdn.com/b/csharpfaq/archive/2009/10/01/dynamic-in-c-4-0-introducing-the-expandoobject.aspx">http://blogs.msdn.com/b/csharpfaq/archive/2009/10/01/dynamic-in-c-4-0-introducing-the-expandoobject.aspx</text:a></text:p>
      <text:p text:style-name="P3"><text:span text:style-name="T14">[11] ElasticObject haupt Repository </text:span><text:a xlink:type="simple" xlink:href="https://github.com/amazedsaint/ElasticObject">https://github.com/amazedsaint/ElasticObject</text:a></text:p>
      <text:p text:style-name="Referenz"><text:span text:style-name="T15">[12] „Erste Date mit Nancy“ und „Zweite Date mit Nancy“ Tim Bourguignon </text:span><text:a xlink:type="simple" xlink:href="http://www.bookware.de/kaffeeklatsch/archiv/KaffeeKlatsch-2012-07.pdf">http://www.bookware.de/kaffeeklatsch/archiv/KaffeeKlatsch-2012-07.pdf</text:a><text:span text:style-name="T14"> -</text:span><text:span text:style-name="T15"> </text:span><text:a xlink:type="simple" xlink:href="http://www.bookware.de/kaffeeklatsch/archiv/KaffeeKlatsch-2013-02.pdf">http://www.bookware.de/kaffeeklatsch/archiv/KaffeeKlatsch-2013-02.pdf</text:a><text:span text:style-name="T15"> </text:span></text:p>
      <text:p text:style-name="Referenz"><text:span text:style-name="T15">[13] Sinatra für Ruby Homepage </text:span><text:a xlink:type="simple" xlink:href="http://www.sinatrarb.com/">http://www.sinatrarb.com/</text:a><text:span text:style-name="T14">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Gill Sans MT" svg:font-family="'Gill Sans MT'"/>
    <style:font-face style:name="Helvetica1" svg:font-family="Helvetica"/>
    <style:font-face style:name="StarSymbol" svg:font-family="StarSymbol"/>
    <style:font-face style:name="Times New Roman1" svg:font-family="'Times New Roman'"/>
    <style:font-face style:name="Courier New" svg:font-family="'Courier New'" style:font-family-generic="modern" style:font-pitch="fixed"/>
    <style:font-face style:name="Times New Roman" svg:font-family="'Times New Roman'" style:font-adornments="Standard" style:font-family-generic="roman" style:font-pitch="variable"/>
    <style:font-face style:name="Helvetica" svg:font-family="Helvetica" style:font-adornments="Fett" style:font-family-generic="swiss" style:font-pitch="variable"/>
    <style:font-face style:name="Helvetica2" svg:font-family="Helvetica" style:font-adornments="Standard" style:font-family-generic="swiss"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Gill Sans MT" fo:font-size="12pt" fo:language="de" fo:country="DE" style:font-name-asian="Tahoma" style:font-size-asian="10.5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8.999cm" fo:line-height="0.48cm" fo:orphans="2" fo:widows="2" fo:text-indent="0cm" style:auto-text-indent="false" style:page-number="auto" fo:background-color="transparent" style:shadow="none">
        <style:tab-stops/>
        <style:background-image/>
      </style:paragraph-properties>
      <style:text-properties style:font-name="Times New Roman" fo:font-size="10pt" fo:language="de" fo:country="DE" style:font-size-asian="10.5pt"/>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Helvetica1" fo:font-size="13pt" style:font-name-asian="Tahoma" style:font-size-asian="14pt" style:font-name-complex="Tahoma" style:font-size-complex="14pt"/>
    </style:style>
    <style:style style:name="List" style:family="paragraph" style:parent-style-name="Text_20_body" style:class="list">
      <style:text-properties style:font-name="Times New Roman1" style:font-size-asian="12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_20_Start" style:display-name="Numbering 2 Start" style:family="paragraph" style:parent-style-name="List" style:class="list">
      <style:paragraph-properties fo:margin-left="1.27cm" fo:margin-right="0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_20_Start" style:display-name="Numbering 3 Start" style:family="paragraph" style:parent-style-name="List" style:class="list">
      <style:paragraph-properties fo:margin-left="1.905cm" fo:margin-right="0cm" fo:margin-top="0.423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Header" style:family="paragraph" style:parent-style-name="Standard" style:class="extra">
      <style:paragraph-properties fo:margin-left="0cm" fo:margin-right="0cm" fo:text-indent="0cm" style:auto-text-indent="false" text:number-lines="false" text:line-number="0">
        <style:tab-stops>
          <style:tab-stop style:position="16.999cm" style:type="right"/>
        </style:tab-stops>
      </style:paragraph-properties>
    </style:style>
    <style:style style:name="Footer" style:family="paragraph" style:parent-style-name="Standard" style:class="extra">
      <style:paragraph-properties fo:margin-left="0cm" fo:margin-right="0cm" fo:text-indent="0cm" style:auto-text-indent="false" text:number-lines="false" text:line-number="0">
        <style:tab-stops>
          <style:tab-stop style:position="0cm"/>
          <style:tab-stop style:position="17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1" fo:font-size="11pt"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Index" style:family="paragraph" style:parent-style-name="Standard" style:class="index">
      <style:paragraph-properties text:number-lines="false" text:line-number="0"/>
      <style:text-properties style:font-name="Times New Roman1" style:font-size-asian="12pt"/>
    </style:style>
    <style:style style:name="Title" style:family="paragraph" style:parent-style-name="Heading" style:next-style-name="Subtitle" style:class="chapter">
      <style:paragraph-properties fo:margin-top="0cm" fo:margin-bottom="0cm" style:contextual-spacing="false" fo:line-height="150%" fo:text-align="start" style:justify-single-word="false"/>
      <style:text-properties style:font-name="Helvetica" fo:font-size="18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style:contextual-spacing="false" fo:line-height="150%" fo:text-align="start" style:justify-single-word="false" style:page-number="auto"/>
      <style:text-properties style:font-name="Helvetica2" fo:font-size="14pt" fo:font-style="normal" style:font-size-asian="14pt" style:font-style-asian="italic" style:font-size-complex="14pt" style:font-style-complex="italic"/>
    </style:style>
    <style:style style:name="List_20_Contents" style:display-name="List Contents" style:family="paragraph" style:parent-style-name="Standard" style:class="html">
      <style:paragraph-properties fo:margin-left="1cm" fo:margin-right="8.999cm" fo:text-indent="0cm" style:auto-text-indent="false"/>
    </style:style>
    <style:style style:name="List_20_Heading" style:display-name="List Heading" style:family="paragraph" style:parent-style-name="Standard" style:next-style-name="List_20_Contents" style:class="html">
      <style:paragraph-properties fo:margin-left="0cm" fo:margin-right="8.999cm" fo:text-indent="0cm" style:auto-text-indent="false"/>
    </style:style>
    <style:style style:name="Absatz_20__28_folgende_29_" style:display-name="Absatz (folgende)" style:family="paragraph" style:parent-style-name="Standard" style:class="text">
      <style:paragraph-properties fo:margin-left="0cm" fo:margin-right="8.999cm" fo:text-indent="0.499cm" style:auto-text-indent="false"/>
      <style:text-properties style:font-size-asian="10.5pt"/>
    </style:style>
    <style:style style:name="Absatz_20__28_erster_29_" style:display-name="Absatz (erster)" style:family="paragraph" style:parent-style-name="Absatz_20__28_folgende_29_" style:next-style-name="Absatz_20__28_folgende_29_" style:class="text">
      <style:paragraph-properties fo:margin-left="0cm" fo:margin-right="8.999cm" fo:text-indent="0cm" style:auto-text-indent="false"/>
    </style:style>
    <style:style style:name="Abstract" style:family="paragraph" style:parent-style-name="Standard" style:next-style-name="Absatz_20__28_erster_29_">
      <style:paragraph-properties fo:margin-left="0.499cm" fo:margin-right="8.999cm" fo:line-height="0.55cm" fo:text-indent="0cm" style:auto-text-indent="false">
        <style:drop-cap style:lines="4"/>
      </style:paragraph-properties>
      <style:text-properties fo:font-size="12pt" style:font-size-asian="10.5pt"/>
    </style:style>
    <style:style style:name="Autorenzeile" style:family="paragraph" style:parent-style-name="Standard" style:next-style-name="Abstract">
      <style:text-properties style:font-size-asian="10.5pt"/>
    </style:style>
    <style:style style:name="Absatzüberschrift" style:family="paragraph" style:parent-style-name="Standard" style:next-style-name="Absatz_20__28_erster_29_" style:class="extra">
      <style:paragraph-properties fo:margin-top="0.199cm" fo:margin-bottom="0cm" style:contextual-spacing="false" fo:line-height="100%"/>
      <style:text-properties style:font-name="Helvetica2" style:font-size-asian="10.5pt"/>
    </style:style>
    <style:style style:name="Sektion" style:family="paragraph" style:parent-style-name="Absatzüberschrift" style:next-style-name="Absatz_20__28_erster_29_" style:master-page-name="">
      <style:paragraph-properties fo:margin-top="0.499cm" fo:margin-bottom="0.199cm" style:contextual-spacing="false" style:page-number="auto" fo:keep-with-next="always"/>
    </style:style>
    <style:style style:name="Referenzen" style:family="paragraph" style:parent-style-name="Sektion"/>
    <style:style style:name="Referenz" style:family="paragraph" style:parent-style-name="Standard">
      <style:paragraph-properties fo:margin-left="0cm" fo:margin-right="0cm" fo:text-indent="0cm" style:auto-text-indent="false"/>
      <style:text-properties fo:font-size="8pt" style:font-size-asian="10.5pt"/>
    </style:style>
    <style:style style:name="Literaturhinweis" style:family="paragraph" style:parent-style-name="Referenzen"/>
    <style:style style:name="Literatur" style:family="paragraph" style:parent-style-name="Referenz"/>
    <style:style style:name="Auflistung" style:family="paragraph" style:parent-style-name="List" style:list-style-name="List_20_1" style:master-page-name="">
      <style:paragraph-properties fo:margin-left="0cm" fo:margin-right="8.999cm" fo:margin-top="0cm" fo:margin-bottom="0cm" style:contextual-spacing="false" fo:text-indent="0cm" style:auto-text-indent="false" style:page-number="auto">
        <style:tab-stops/>
      </style:paragraph-properties>
    </style:style>
    <style:style style:name="Aufzaehlung" style:family="paragraph" style:parent-style-name="List"/>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Normal" style:family="text"/>
    <style:style style:name="Name" style:family="text" style:parent-style-name="Normal">
      <style:text-properties fo:font-variant="small-cap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page-layout style:name="Mpm1" style:page-usage="right">
      <style:page-layout-properties fo:page-width="21.001cm" fo:page-height="29.7cm" style:num-format="1" style:print-orientation="portrait" fo:margin-top="2cm" fo:margin-bottom="2cm" fo:margin-left="2cm" fo:margin-right="2cm" fo:border="none" fo:padding="0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Envelope" style:page-layout-name="Mpm2"/>
    <style:master-page style:name="Index" style:page-layout-name="Mpm3"/>
    <style:master-page style:name="Artikel" style:page-layout-name="Mpm4">
      <style:header>
        <text:user-field-decls>
          <text:user-field-decl office:value-type="string" office:string-value="Tim Bourguignon" text:name="Autor"/>
          <text:user-field-decl office:value-type="string" office:string-value="Dynamisch und gefährlich?" text:name="Titel"/>
        </text:user-field-decls>
        <text:p text:style-name="Header"><text:span text:style-name="Name"><text:user-field-get text:name="Autor">Tim Bourguignon</text:user-field-get></text:span><text:span text:style-name="Name"><text:tab/></text:span><text:user-field-get text:name="Titel">Dynamisch und gefährlich?</text:user-field-get></text:p>
      </style:header>
      <style:footer>
        <text:user-field-decls>
          <text:user-field-decl office:value-type="string" office:string-value="0.1" text:name="Version"/>
        </text:user-field-decls>
        <text:p text:style-name="Footer">Version <text:user-field-get text:name="Version">0.1</text:user-field-get><text:tab/>Seite <text:page-number text:select-page="current"/>/<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1.2$Windows_x86 LibreOffice_project/84102822e3d61eb989ddd325abf1ac077904985</meta:generator>
    <meta:creation-date>2007-11-05T13:53:49</meta:creation-date>
    <dc:language>de-DE</dc:language>
    <meta:editing-cycles>169</meta:editing-cycles>
    <meta:editing-duration>PT15H42M59S</meta:editing-duration>
    <dc:date>2014-01-07T00:09:22.65</dc:date>
    <dc:creator>Tim Bourguignon</dc:creator>
    <meta:document-statistic meta:table-count="0" meta:image-count="0" meta:object-count="0" meta:page-count="9" meta:paragraph-count="67" meta:word-count="1262" meta:character-count="9055" meta:non-whitespace-character-count="7848"/>
    <meta:user-defined meta:name="Info 1"/>
    <meta:user-defined meta:name="Info 2"/>
    <meta:user-defined meta:name="Info 3"/>
    <meta:user-defined meta:name="Info 4"/>
  </office:meta>
</office:document-meta>
</file>